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9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6.8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4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9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685cm"/>
      <style:paragraph-properties style:writing-mode="lr-tb"/>
    </style:style>
    <style:style style:name="gr11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7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4.422cm"/>
      <style:paragraph-properties style:writing-mode="lr-tb"/>
    </style:style>
    <style:style style:name="gr16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04cm" fo:min-width="0cm" fo:wrap-option="wrap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5.854cm"/>
    </style:style>
    <style:style style:name="gr22" style:family="graphic" style:parent-style-name="standard">
      <style:graphic-properties draw:stroke="none" draw:fill="none" fo:min-height="0.701cm"/>
      <style:paragraph-properties style:writing-mode="lr-tb"/>
    </style:style>
    <style:style style:name="gr23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線の終点_20_12" draw:marker-end-width="0.3cm" draw:fill="none" draw:textarea-vertical-align="middle"/>
    </style:style>
    <style:style style:name="gr26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27" style:family="graphic" style:parent-style-name="standard">
      <style:graphic-properties draw:stroke="none" draw:fill="none" fo:min-height="0.416cm"/>
      <style:paragraph-properties style:writing-mode="lr-tb"/>
    </style:style>
    <style:style style:name="gr28" style:family="graphic" style:parent-style-name="standard">
      <style:graphic-properties draw:stroke="none" draw:fill="none" fo:min-height="0.324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ja" fo:country="JP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size-asian="10.5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0.5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0.5pt"/>
    </style:style>
    <style:style style:name="P11" style:family="paragraph">
      <style:text-properties fo:font-size="8pt" style:font-size-asian="8pt"/>
    </style:style>
    <style:style style:name="P12" style:family="paragraph">
      <loext:graphic-properties draw:fill="none"/>
      <style:text-properties fo:font-size="8pt" style:font-size-asian="8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ＭＳ Ｐゴシック" fo:font-size="10.5pt" fo:language="ja" fo:country="JP" style:text-underline-style="none" style:letter-kerning="true" style:font-name-asian="ＭＳ Ｐゴシック1" style:font-size-asian="10.5pt" style:language-asian="ja" style:country-asian="JP" style:font-name-complex="ＭＳ Ｐゴシック" style:font-size-complex="10.5pt" style:language-complex="ar" style:country-complex="SA"/>
    </style:style>
    <style:style style:name="T2" style:family="text">
      <style:text-properties style:font-size-asian="10.5pt"/>
    </style:style>
    <style:style style:name="T3" style:family="text">
      <style:text-properties fo:font-size="10.5pt" style:font-size-asian="10.5pt"/>
    </style:style>
    <style:style style:name="T4" style:family="text">
      <style:text-properties fo:font-size="8pt" style:font-size-asian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5.5cm" svg:height="1cm" svg:x="15.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1cm" svg:x="7.268cm" svg:y="9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2cm" svg:x="10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852cm" svg:height="0.95cm" svg:x="10.5cm" svg:y="1cm">
          <draw:text-box>
            <text:p>資料情報登録入力画面</text:p>
          </draw:text-box>
        </draw:frame>
        <draw:custom-shape draw:style-name="gr4" draw:text-style-name="P1" draw:layer="layout" svg:width="6.5cm" svg:height="1cm" svg:x="15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31cm" svg:height="0.62cm" svg:x="16.765cm" svg:y="5.71cm">
          <draw:text-box>
            <text:p><text:span text:style-name="T1">資料情報登録エラー画面</text:span></text:p>
          </draw:text-box>
        </draw:frame>
        <draw:line draw:style-name="gr6" draw:text-style-name="P4" draw:layer="layout" svg:x1="14cm" svg:y1="2.5cm" svg:x2="14cm" svg:y2="7cm">
          <text:p/>
        </draw:line>
        <draw:line draw:style-name="gr7" draw:text-style-name="P4" draw:layer="layout" svg:x1="14cm" svg:y1="4cm" svg:x2="18.5cm" svg:y2="4cm">
          <text:p/>
        </draw:line>
        <draw:line draw:style-name="gr8" draw:text-style-name="P4" draw:layer="layout" svg:x1="18.5cm" svg:y1="4cm" svg:x2="18.5cm" svg:y2="5.5cm">
          <text:p/>
        </draw:line>
        <draw:custom-shape draw:style-name="gr9" draw:text-style-name="P5" draw:layer="layout" svg:width="1cm" svg:height="1cm" svg:x="13.5cm" svg:y="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0" draw:text-style-name="P6" draw:layer="layout" svg:width="4.185cm" svg:height="0.657cm" svg:x="14cm" svg:y="3.343cm">
          <draw:text-box>
            <text:p><text:span text:style-name="T2">入力条件に該当しない</text:span></text:p>
          </draw:text-box>
        </draw:frame>
        <draw:line draw:style-name="gr7" draw:text-style-name="P4" draw:layer="layout" svg:x1="14.5cm" svg:y1="7.5cm" svg:x2="18cm" svg:y2="7.5cm">
          <text:p/>
        </draw:line>
        <draw:line draw:style-name="gr11" draw:text-style-name="P4" draw:layer="layout" svg:x1="18cm" svg:y1="7.5cm" svg:x2="18cm" svg:y2="9.5cm">
          <text:p/>
        </draw:line>
        <draw:line draw:style-name="gr7" draw:text-style-name="P4" draw:layer="layout" svg:x1="13.5cm" svg:y1="7.5cm" svg:x2="10cm" svg:y2="7.5cm">
          <text:p/>
        </draw:line>
        <draw:line draw:style-name="gr12" draw:text-style-name="P4" draw:layer="layout" svg:x1="10cm" svg:y1="7.5cm" svg:x2="10cm" svg:y2="9.5cm">
          <text:p/>
        </draw:line>
        <draw:frame draw:style-name="gr13" draw:text-style-name="P6" draw:layer="layout" svg:width="1.239cm" svg:height="0.657cm" svg:x="11.761cm" svg:y="6.843cm">
          <draw:text-box>
            <text:p><text:span text:style-name="T2">新規</text:span></text:p>
          </draw:text-box>
        </draw:frame>
        <draw:frame draw:style-name="gr13" draw:text-style-name="P6" draw:layer="layout" svg:width="1.239cm" svg:height="0.657cm" svg:x="14.79cm" svg:y="6.843cm">
          <draw:text-box>
            <text:p><text:span text:style-name="T2">追加</text:span></text:p>
          </draw:text-box>
        </draw:frame>
        <draw:frame draw:style-name="gr14" draw:text-style-name="P3" draw:layer="layout" svg:width="4.922cm" svg:height="1cm" svg:x="7.5cm" svg:y="9.797cm">
          <draw:text-box>
            <text:p><text:span text:style-name="T1">資料情報新規登録完了画面</text:span></text:p>
          </draw:text-box>
        </draw:frame>
        <draw:frame draw:style-name="gr15" draw:text-style-name="P2" draw:layer="layout" svg:width="4.922cm" svg:height="0.62cm" svg:x="15.723cm" svg:y="9.673cm">
          <draw:text-box>
            <text:p><text:span text:style-name="T1">資料情報追加登録完了画面</text:span></text:p>
          </draw:text-box>
        </draw:frame>
        <draw:line draw:style-name="gr7" draw:text-style-name="P4" draw:layer="layout" svg:x1="4.5cm" svg:y1="10cm" svg:x2="4.5cm" svg:y2="2cm">
          <text:p/>
        </draw:line>
        <draw:line draw:style-name="gr16" draw:text-style-name="P4" draw:layer="layout" svg:x1="4.5cm" svg:y1="2cm" svg:x2="10cm" svg:y2="2cm">
          <text:p/>
        </draw:line>
        <draw:line draw:style-name="gr7" draw:text-style-name="P4" draw:layer="layout" svg:x1="18.5cm" svg:y1="6.5cm" svg:x2="18.5cm" svg:y2="7.5cm">
          <text:p/>
        </draw:line>
        <draw:line draw:style-name="gr7" draw:text-style-name="P4" draw:layer="layout" svg:x1="18.5cm" svg:y1="7.5cm" svg:x2="23cm" svg:y2="7.5cm">
          <text:p/>
        </draw:line>
        <draw:line draw:style-name="gr7" draw:text-style-name="P4" draw:layer="layout" svg:x1="23cm" svg:y1="7.5cm" svg:x2="23cm" svg:y2="1.5cm">
          <text:p/>
        </draw:line>
        <draw:line draw:style-name="gr17" draw:text-style-name="P4" draw:layer="layout" svg:x1="23cm" svg:y1="1.5cm" svg:x2="17.5cm" svg:y2="1.5cm">
          <text:p/>
        </draw:line>
        <draw:line draw:style-name="gr7" draw:text-style-name="P4" draw:layer="layout" svg:x1="25cm" svg:y1="10cm" svg:x2="25cm" svg:y2="1cm">
          <text:p/>
        </draw:line>
        <draw:line draw:style-name="gr18" draw:text-style-name="P4" draw:layer="layout" svg:x1="25cm" svg:y1="1cm" svg:x2="17.5cm" svg:y2="1cm">
          <text:p/>
        </draw:line>
        <draw:custom-shape draw:style-name="gr19" draw:text-style-name="P7" draw:layer="layout" svg:width="0.001cm" svg:height="0.001cm" svg:x="1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5cm" svg:height="0.5cm" svg:x="13.79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6.5cm" svg:height="1.5cm" svg:x="10.971cm" svg:y="13.1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6.852cm" svg:height="0.967cm" svg:x="12.535cm" svg:y="13.355cm">
          <draw:text-box>
            <text:p>管理者TOP</text:p>
          </draw:text-box>
        </draw:frame>
        <draw:line draw:style-name="gr23" draw:text-style-name="P4" draw:layer="layout" svg:x1="12cm" svg:y1="10.594cm" svg:x2="12cm" svg:y2="13.151cm">
          <text:p/>
        </draw:line>
        <draw:line draw:style-name="gr24" draw:text-style-name="P4" draw:layer="layout" svg:x1="16.5cm" svg:y1="10.5cm" svg:x2="16.5cm" svg:y2="13cm">
          <text:p/>
        </draw:line>
        <draw:line draw:style-name="gr7" draw:text-style-name="P4" draw:layer="layout" svg:x1="10cm" svg:y1="1.5cm" svg:x2="3.5cm" svg:y2="1.5cm">
          <text:p/>
        </draw:line>
        <draw:line draw:style-name="gr7" draw:text-style-name="P4" draw:layer="layout" svg:x1="3.5cm" svg:y1="1.5cm" svg:x2="3.5cm" svg:y2="14cm">
          <text:p/>
        </draw:line>
        <draw:line draw:style-name="gr25" draw:text-style-name="P4" draw:layer="layout" svg:x1="3.5cm" svg:y1="14cm" svg:x2="11cm" svg:y2="14cm">
          <text:p/>
        </draw:line>
        <draw:frame draw:style-name="gr26" draw:text-style-name="P10" draw:layer="layout" svg:width="4.185cm" svg:height="0.665cm" svg:x="4.5cm" svg:y="9.132cm">
          <draw:text-box>
            <text:p text:style-name="P9"><text:span text:style-name="T3">登録</text:span><text:span text:style-name="T3">TOP</text:span><text:span text:style-name="T3">ページ</text:span></text:p>
          </draw:text-box>
        </draw:frame>
        <draw:frame draw:style-name="gr27" draw:text-style-name="P8" draw:layer="layout" svg:width="3.098cm" svg:height="0.666cm" svg:x="21cm" svg:y="9.166cm">
          <draw:text-box>
            <text:p><text:span text:style-name="T3">登録</text:span><text:span text:style-name="T3">TOP</text:span><text:span text:style-name="T3">ページ</text:span></text:p>
          </draw:text-box>
        </draw:frame>
        <draw:frame draw:style-name="gr27" draw:text-style-name="P12" draw:layer="layout" svg:width="2.361cm" svg:height="0.666cm" svg:x="12cm" svg:y="10.668cm">
          <draw:text-box>
            <text:p text:style-name="P11"><text:span text:style-name="T4">TOP</text:span><text:span text:style-name="T4">ページ</text:span></text:p>
          </draw:text-box>
        </draw:frame>
        <draw:frame draw:style-name="gr28" draw:text-style-name="P8" draw:layer="layout" svg:width="1.933cm" svg:height="0.574cm" svg:x="14.361cm" svg:y="10.76cm">
          <draw:text-box>
            <text:p><text:span text:style-name="T4">TOP</text:span><text:span text:style-name="T4">ページ</text:span></text:p>
          </draw:text-box>
        </draw:frame>
        <draw:frame draw:style-name="gr27" draw:text-style-name="P8" draw:layer="layout" svg:width="3.098cm" svg:height="0.666cm" svg:x="18.5cm" svg:y="6.834cm">
          <draw:text-box>
            <text:p><text:span text:style-name="T3">登録</text:span><text:span text:style-name="T3">TOP</text:span><text:span text:style-name="T3">ページ</text:span></text:p>
          </draw:text-box>
        </draw:frame>
        <draw:line draw:style-name="gr7" draw:text-style-name="P4" draw:layer="layout" svg:x1="7.268cm" svg:y1="10cm" svg:x2="4.5cm" svg:y2="10cm">
          <text:p/>
        </draw:line>
        <draw:line draw:style-name="gr7" draw:text-style-name="P4" draw:layer="layout" svg:x1="21cm" svg:y1="10cm" svg:x2="25cm" svg:y2="10cm">
          <text:p/>
        </draw:lin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2" draw:display-name="線の終点 2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インターネットリンク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の見出し" style:family="graphic">
      <style:paragraph-properties fo:margin-top="0cm" fo:margin-bottom="0cm" fo:text-align="center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fo:font-weight="bold" style:letter-kerning="true" style:font-name-asian="Arial Unicode MS1" style:font-family-asian="'Arial Unicode MS'" style:font-pitch-asian="variable" style:font-size-asian="10.5pt" style:language-asian="ja" style:country-asian="JP" style:font-weight-asian="bold" style:font-name-complex="Arial" style:font-family-complex="Arial" style:font-family-generic-complex="roman" style:font-pitch-complex="variable" style:font-size-complex="10.5pt" style:language-complex="ar" style:country-complex="SA" style:font-weight-complex="bold"/>
    </style:style>
    <style:style style:name="表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枠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とフッタ" style:family="graphic">
      <style:paragraph-properties fo:margin-top="0cm" fo:margin-bottom="0cm" fo:text-align="start" style:text-autospace="none" style:writing-mode="lr-tb">
        <style:tab-stops>
          <style:tab-stop style:position="28.063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ja" style:country-asian="JP" style:font-name-complex="ヒラギノ角ゴ ProN W3" style:font-family-complex="'ヒラギノ角ゴ ProN W3'" style:font-family-generic-complex="roman" style:font-pitch-complex="variable" style:font-size-complex="12pt" style:language-complex="ar" style:country-complex="SA"/>
    </style:style>
    <style:style style:name="索引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zxx" fo:country="none" style:text-underline-style="none" style:letter-kerning="true" style:font-name-asian="Arial Unicode MS1" style:font-family-asian="'Arial Unicode MS'" style:font-pitch-asian="variable" style:font-size-asian="10.5pt" style:language-asian="zxx" style:country-asian="none" style:font-name-complex="Arial" style:font-family-complex="Arial" style:font-family-generic-complex="roman" style:font-pitch-complex="variable" style:font-size-complex="10.5pt" style:language-complex="zxx" style:country-complex="none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fo:color="#000000" loext:opacity="100%" style:font-name="Arial" fo:font-family="Arial" style:font-family-generic="roman" style:font-pitch="variable" fo:font-size="12pt" fo:language="en" fo:country="US" fo:font-style="italic" style:text-underline-style="none" style:letter-kerning="true" style:font-name-asian="Arial Unicode MS1" style:font-family-asian="'Arial Unicode MS'" style:font-pitch-asian="variable" style:font-size-asian="12pt" style:language-asian="ja" style:country-asian="JP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箇条書き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本文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en" fo:country="US" style:text-underline-style="none" style:letter-kerning="true" style:font-name-asian="游ゴシック1" style:font-family-asian="游ゴシック" style:font-pitch-asian="variable" style:font-size-asian="14pt" style:language-asian="ja" style:country-asian="JP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12:29:33.707000000</meta:creation-date>
    <dc:date>2022-05-19T17:18:03.405000000</dc:date>
    <meta:editing-duration>PT4H12M46S</meta:editing-duration>
    <meta:editing-cycles>6</meta:editing-cycles>
    <meta:generator>LibreOffice/7.2.5.2$Windows_X86_64 LibreOffice_project/499f9727c189e6ef3471021d6132d4c694f357e5</meta:generator>
    <meta:document-statistic meta:object-count="66"/>
  </office:meta>
</office:document-meta>
</file>